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18_10-16-10_000.jpg</text:p>
          </table:table-cell>
          <table:table-cell table:style-name="ce19" office:value-type="string">
            <text:p>:PHOTO 記録用 / @自室前：ベランダ / target=種（たね） occasion=植えた species=インゲン,id=2021-07-18_10-16-10_000.jpg</text:p>
          </table:table-cell>
          <table:table-cell table:style-name="ce4"/>
          <table:table-cell table:style-name="ce4"/>
          <table:table-cell table:style-name="ce4" office:value-type="string">
            <text:p>N-35-35-21.418762 E-139-34-43.557128</text:p>
          </table:table-cell>
          <table:table-cell table:style-name="ce38" table:formula="of:=IF([.E2]=&quot;&quot;;[.C2];CONCATENATE([.C2];&quot; / &quot;;[.E2]))" office:value-type="string" office:string-value=":PHOTO 記録用 / @自室前：ベランダ / target=種（たね） occasion=植えた species=インゲン,id=2021-07-18_10-16-10_000.jpg">
            <text:p>:PHOTO 記録用 / @自室前：ベランダ / target=種（たね） occasion=植えた species=インゲン,id=2021-07-18_10-16-10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18_11-45-12_000.jpg</text:p>
          </table:table-cell>
          <table:table-cell table:style-name="ce4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1.418762 E-139-34-43.831787</text:p>
          </table:table-cell>
          <table:table-cell table:style-name="ce38" table:formula="of:=IF([.E3]=&quot;&quot;;[.C3];CONCATENATE([.C3];&quot; / &quot;;[.E3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18_12-21-04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18_16-16-15_000.jpg</text:p>
          </table:table-cell>
          <table:table-cell table:style-name="ce19" office:value-type="string">
            <text:p>:m RES 1-2*5 / free# JVEMV6 68#_43 / 68. theoretical-physics(tp) / w=((e-&gt;_(p_1)∧…∧e-&gt;_(p_k))∧(e-&gt;_(p_k+1)∧…∧e-&gt;_(p_n))=(*(e-&gt;_(h_1)∧…∧e-&gt;_(h_k)),(e-&gt;_(g_1)∧…∧e-&gt;_(g_(n-k))))*σ_n);,topics=~,other=~,s=~,i=~,doc=r-4-1~5#6</text:p>
          </table:table-cell>
          <table:table-cell table:style-name="ce20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5]=&quot;&quot;;[.C5];CONCATENATE([.C5];&quot; / &quot;;[.E5]))" office:value-type="string" office:string-value=":m RES 1-2*5 / free# JVEMV6 68#_43 / 68. theoretical-physics(tp) / w=((e-&gt;_(p_1)∧…∧e-&gt;_(p_k))∧(e-&gt;_(p_k+1)∧…∧e-&gt;_(p_n))=(*(e-&gt;_(h_1)∧…∧e-&gt;_(h_k)),(e-&gt;_(g_1)∧…∧e-&gt;_(g_(n-k))))*σ_n);,topics=~,other=~,s=~,i=~,doc=r-4-1~5#6">
            <text:p>:m RES 1-2*5 / free# JVEMV6 68#_43 / 68. theoretical-physics(tp) / w=((e-&gt;_(p_1)∧…∧e-&gt;_(p_k))∧(e-&gt;_(p_k+1)∧…∧e-&gt;_(p_n))=(*(e-&gt;_(h_1)∧…∧e-&gt;_(h_k)),(e-&gt;_(g_1)∧…∧e-&gt;_(g_(n-k))))*σ_n);,topics=~,other=~,s=~,i=~,doc=r-4-1~5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18_16-16-41_000.jpg</text:p>
          </table:table-cell>
          <table:table-cell table:style-name="ce19" office:value-type="string">
            <text:p>:m RES 3-4*5 / free# JVEMV6 68#_43 / 68. theoretical-physics(tp) / w=~,topics=~,other=~,s=~,i=~,doc=r-4-1~5#7</text:p>
          </table:table-cell>
          <table:table-cell table:style-name="ce19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6]=&quot;&quot;;[.C6];CONCATENATE([.C6];&quot; / &quot;;[.E6]))" office:value-type="string" office:string-value=":m RES 3-4*5 / free# JVEMV6 68#_43 / 68. theoretical-physics(tp) / w=~,topics=~,other=~,s=~,i=~,doc=r-4-1~5#7">
            <text:p>:m RES 3-4*5 / free# JVEMV6 68#_43 / 68. theoretical-physics(tp) / w=~,topics=~,other=~,s=~,i=~,doc=r-4-1~5#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18_16-17-09_000.jpg</text:p>
          </table:table-cell>
          <table:table-cell table:style-name="ce19" office:value-type="string">
            <text:p>:m RES 5*5 / free# JVEMV6 68#_43 / 68. theoretical-physics(tp) / w=(h(w(λ,μ))=(λxμ)(dim(λ)=dim(μ))),topics=~,other=~,s=~,i=~,doc=r-4-1~5#7</text:p>
          </table:table-cell>
          <table:table-cell table:style-name="ce19"/>
          <table:table-cell table:style-name="ce4"/>
          <table:table-cell table:style-name="ce4" office:value-type="string">
            <text:p>N-35-35-22.984313 E-139-34-49.544677</text:p>
          </table:table-cell>
          <table:table-cell table:style-name="ce38" table:formula="of:=IF([.E7]=&quot;&quot;;[.C7];CONCATENATE([.C7];&quot; / &quot;;[.E7]))" office:value-type="string" office:string-value=":m RES 5*5 / free# JVEMV6 68#_43 / 68. theoretical-physics(tp) / w=(h(w(λ,μ))=(λxμ)(dim(λ)=dim(μ))),topics=~,other=~,s=~,i=~,doc=r-4-1~5#7">
            <text:p>:m RES 5*5 / free# JVEMV6 68#_43 / 68. theoretical-physics(tp) / w=(h(w(λ,μ))=(λxμ)(dim(λ)=dim(μ))),topics=~,other=~,s=~,i=~,doc=r-4-1~5#7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18_20-44-05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19_04-09-14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7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9]=&quot;&quot;;[.C9];CONCATENATE([.C9];&quot; / &quot;;[.E9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19_07-34-10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18"/>
          <table:table-cell table:style-name="ce4"/>
          <table:table-cell table:style-name="ce4" office:value-type="string">
            <text:p>N-35-36-0.653686 E-139-35-4.04663</text:p>
          </table:table-cell>
          <table:table-cell table:style-name="ce38" table:formula="of:=IF([.E10]=&quot;&quot;;[.C10];CONCATENATE([.C10];&quot; / &quot;;[.E1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19_07-44-46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 office:value-type="string">
            <text:p>N-35-35-24.549865 E-139-34-55.477294</text:p>
          </table:table-cell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19_08-04-50_000.jpg</text:p>
          </table:table-cell>
          <table:table-cell table:style-name="ce18" office:value-type="string">
            <text:p>:m other / log / 寝る前　ウェブ閲覧　記録　（for オナニー） / 未了：見始めてからの経過時間。朝、PCを立ち上げた時の画面。閲覧自体は、１時間ぐらい、観ていたか。</text:p>
          </table:table-cell>
          <table:table-cell table:style-name="ce17"/>
          <table:table-cell table:style-name="ce4"/>
          <table:table-cell table:style-name="ce4" office:value-type="string">
            <text:p>N-35-35-24.591064 E-139-34-55.037841</text:p>
          </table:table-cell>
          <table:table-cell table:style-name="ce38" table:formula="of:=IF([.E12]=&quot;&quot;;[.C12];CONCATENATE([.C12];&quot; / &quot;;[.E12]))" office:value-type="string" office:string-value=":m other / log / 寝る前　ウェブ閲覧　記録　（for オナニー） / 未了：見始めてからの経過時間。朝、PCを立ち上げた時の画面。閲覧自体は、１時間ぐらい、観ていたか。">
            <text:p>:m other / log / 寝る前　ウェブ閲覧　記録　（for オナニー） / 未了：見始めてからの経過時間。朝、PCを立ち上げた時の画面。閲覧自体は、１時間ぐらい、観ていたか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2021/07/19</text:date>, <text:time>08:55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19T08:55:53.16</dc:date>
    <dc:creator>iwabuchi ken</dc:creator>
    <meta:editing-duration>P35DT4H46M56S</meta:editing-duration>
    <meta:editing-cycles>12954</meta:editing-cycles>
    <meta:document-statistic meta:table-count="1" meta:cell-count="356" meta:object-count="0"/>
  </office:meta>
</office:document-meta>
</file>